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74e0e" officeooo:paragraph-rsid="00174e0e"/>
    </style:style>
    <style:style style:name="P2" style:family="paragraph" style:parent-style-name="Preformatted_20_Text" style:list-style-name="L1"/>
    <style:style style:name="P3" style:family="paragraph" style:parent-style-name="Preformatted_20_Text">
      <style:text-properties officeooo:paragraph-rsid="00174e0e"/>
    </style:style>
    <style:style style:name="P4" style:family="paragraph" style:parent-style-name="Preformatted_20_Text">
      <style:text-properties fo:font-style="italic" style:font-style-asian="italic" style:font-style-complex="italic"/>
    </style:style>
    <style:style style:name="P5" style:family="paragraph" style:parent-style-name="Preformatted_20_Text">
      <style:text-properties fo:font-style="italic" officeooo:rsid="00174e0e" officeooo:paragraph-rsid="00174e0e" style:font-style-asian="italic" style:font-style-complex="italic"/>
    </style:style>
    <style:style style:name="P6" style:family="paragraph" style:parent-style-name="Preformatted_20_Text">
      <style:text-properties fo:font-style="italic" style:text-underline-style="solid" style:text-underline-width="auto" style:text-underline-color="font-color" fo:font-weight="bold" officeooo:rsid="00174e0e" officeooo:paragraph-rsid="00174e0e" style:font-style-asian="italic" style:font-weight-asian="bold" style:font-style-complex="italic" style:font-weight-complex="bold"/>
    </style:style>
    <style:style style:name="P7" style:family="paragraph" style:parent-style-name="Preformatted_20_Text">
      <style:text-properties fo:font-style="italic" style:text-underline-style="solid" style:text-underline-width="auto" style:text-underline-color="font-color" fo:font-weight="bold" officeooo:rsid="00174e0e" officeooo:paragraph-rsid="0019157c" style:font-style-asian="italic" style:font-weight-asian="bold" style:font-style-complex="italic" style:font-weight-complex="bold"/>
    </style:style>
    <style:style style:name="P8" style:family="paragraph" style:parent-style-name="Preformatted_20_Text">
      <style:paragraph-properties fo:break-before="page"/>
    </style:style>
    <style:style style:name="T1" style:family="text">
      <style:text-properties officeooo:rsid="00174e0e"/>
    </style:style>
    <style:style style:name="T2" style:family="text">
      <style:text-properties fo:font-style="italic" style:font-style-asian="italic" style:font-style-complex="italic"/>
    </style:style>
    <style:style style:name="T3" style:family="text">
      <style:text-properties fo:font-style="italic" officeooo:rsid="0019157c" style:font-style-asian="italic" style:font-style-complex="italic"/>
    </style:style>
    <style:style style:name="T4" style:family="text">
      <style:text-properties officeooo:rsid="001915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he intent of this program is to follow the OSI Approved MIT License as outlined for:</text:p>
      <text:p text:style-name="P3"><text:span text:style-name="T2"><text:s/></text:span><text:span text:style-name="T3">And </text:span><text:span text:style-name="T2">In Regards to the BeautifulSoup4 portion of this program:</text:span></text:p>
      <text:p text:style-name="P3"><text:span text:style-name="T3"><text:s/>And </text:span><text:span text:style-name="T2">In Regards to the PDFKit portion of this program</text:span>:</text:p>
      <text:p text:style-name="P3"/>
      <text:p text:style-name="P6">OSI Approved MIT License</text:p>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text:span text:style-name="T1">sub-license</text:span>,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5">THE SOFTWARE IS PROVIDED "AS IS", WITHOUT WARRANTY OF ANY KIND, EXPRESS OR IMPLIED, INCLUDING BUT NOT LIMITED TO THE WARRANTIES OF MERCHANT 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6">With exceptions as noted for:</text:p>
      <text:p text:style-name="P4">In Regards to the Reportlab portion of this program:</text:p>
      <text:p text:style-name="P4"><text:tab/>Copyright (c) 2000-2018, ReportLab Inc.</text:p>
      <text:p text:style-name="P4"><text:tab/>All rights reserved.</text:p>
      <text:p text:style-name="P1">AND</text:p>
      <text:p text:style-name="P4">In regards to the PyPDF4 portion of this program:</text:p>
      <text:p text:style-name="P4"><text:s text:c="4"/>Copyright (c) 2006-2008,</text:p>
      <text:p text:style-name="P4"><text:s text:c="4"/>Mathieu Fenniak Some contributions copyright (c) 2007,</text:p>
      <text:p text:style-name="P4"><text:s text:c="4"/>Ashish Kulkarni kulkarni.ashish@gmail.com Some contributions</text:p>
      <text:p text:style-name="P4"><text:s text:c="4"/>copyright (c) 2014, Steve Witham switham_github@mac-guyver.com</text:p>
      <text:p text:style-name="Preformatted_20_Text"/>
      <text:p text:style-name="Preformatted_20_Text"/>
      <text:list xml:id="list4209892193" text:style-name="L1">
        <text:list-item>
          <text:p text:style-name="P2">Redistribution and use in source and binary forms, with or without modification,are permitted provided that the following conditions are met:</text:p>
        </text:list-item>
        <text:list-item>
          <text:p text:style-name="P2"><text:span text:style-name="T1">Re-distributions</text:span> of source code must retain the above copyright notice, this list of conditions and the following disclaimer. </text:p>
        </text:list-item>
        <text:list-item>
          <text:p text:style-name="P2"><text:span text:style-name="T1">Re-distributions</text:span> in binary form must reproduce the above copyright notice, this list of conditions and the following disclaimer in the documentation and/or other materials provided with the distribution. </text:p>
        </text:list-item>
        <text:list-item>
          <text:p text:style-name="P2">Neither the name of the company nor the names of its contributors may be used to endorse or promote products derived from this software without specific prior written permission. </text:p>
        </text:list-item>
      </text:list>
      <text:p text:style-name="Preformatted_20_Text"/>
      <text:p text:style-name="Preformatted_20_Text"><text:tab/>THIS SOFTWARE IS PROVIDED BY THE COPYRIGHT HOLDERS AND CONTRIBUTORS "AS IS" AND <text:span text:style-name="T1">A</text:span>NY EXPRESS OR IMPLIED WARRANTIES, INCLUDING, BUT NOT LIMITED TO, THE IMPLIED</text:p>
      <text:p text:style-name="Preformatted_20_Text">WARRANTIES OF <text:span text:style-name="T1">MERCHANT ABILITY</text:span> AND FITNESS FOR A PARTICULAR PURPOSE ARE DISCLAIMED.</text:p>
      <text:p text:style-name="Preformatted_20_Text"><text:tab/>IN NO EVENT SHALL THE OFFICERS OR CONTRIBUTORS BE LIABLE FOR ANY DIRECT, INDIRECT,<text:span text:style-name="T1">I</text:span>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reformatted_20_Text"/>
      <text:p text:style-name="P8"/>
      <text:p text:style-name="P7"><text:span text:style-name="T4">And </text:span>With exceptions as noted for:</text:p>
      <text:p text:style-name="P4">In Regards to the SQLite portion of this program:</text:p>
      <text:p text:style-name="Preformatted_20_Text">SQLite Is Public Domain</text:p>
      <text:p text:style-name="Preformatted_20_Text"/>
      <text:p text:style-name="Preformatted_20_Text">SQLite is in the</text:p>
      <text:p text:style-name="Preformatted_20_Text">Public Domain</text:p>
      <text:p text:style-name="Preformatted_20_Text"/>
      <text:p text:style-name="Preformatted_20_Text">All of the code and documentation in SQLite has been dedicated to the public domain by the authors. All code authors, and representatives of the companies they work for, have signed affidavits dedicating their contributions to the public domain and originals of those signed affidavits are stored in a firesafe at the main offices of Hwaci. Anyone is free to copy, modify, publish, use, compile, sell, or distribute the original SQLite code, either in source code form or as a compiled binary, for any purpose, commercial or non-commercial, and by any means.</text:p>
      <text:p text:style-name="Preformatted_20_Text"/>
      <text:p text:style-name="Preformatted_20_Text">The previous paragraph applies to the deliverable code and documentation in SQLite - those parts of the SQLite library that you actually bundle and ship with a larger application. Some scripts used as part of the build process (for example the "configure" scripts generated by autoconf) might fall under other open-source licenses. Nothing from these build scripts ever reaches the final deliverable SQLite library, however, and so the licenses associated with those scripts should not be a factor in assessing your rights to copy and use the SQLite library.</text:p>
      <text:p text:style-name="Preformatted_20_Text"/>
      <text:p text:style-name="Preformatted_20_Text">All of the deliverable code in SQLite has been written from scratch. No code has been taken from other projects or from the open internet. Every line of code can be traced back to its original author, and all of those authors have public domain dedications on file. So the SQLite code base is clean and is uncontaminated with licensed code from other projects.</text:p>
      <text:p text:style-name="Preformatted_20_Text">Open-Source, not Open-Contribution</text:p>
      <text:p text:style-name="Preformatted_20_Text"/>
      <text:p text:style-name="Preformatted_20_Text">SQLite is open-source, meaning that you can make as many copies of it as you want and do whatever you want with those copies, without limitation. But SQLite is not open-contribution. In order to keep SQLite in the public domain and ensure that the code does not become contaminated with proprietary or licensed content, the project does not accept patches from unknown persons.</text:p>
      <text:p text:style-name="Preformatted_20_Text"/>
      <text:p text:style-name="P7"><text:span text:style-name="T4">And </text:span>With exceptions as noted for:</text:p>
      <text:p text:style-name="P4">In Regards to the wxPython portion of this program:</text:p>
      <text:p text:style-name="Preformatted_20_Text">wxPython is licen<text:span text:style-name="T1">s</text:span>ed under the "wxWindows Library Licen<text:span text:style-name="T1">s</text:span>e".</text:p>
      <text:p text:style-name="Preformatted_20_Text"/>
      <text:p text:style-name="Preformatted_20_Text">The wxWindows Library Licen<text:span text:style-name="T1">s</text:span>e (WXwindows)</text:p>
      <text:p text:style-name="Preformatted_20_Text"/>
      <text:p text:style-name="Preformatted_20_Text">View Summary of wxWindows Library License (WXwindows) on TLDRLegal » (Disclaimer)</text:p>
      <text:p text:style-name="Preformatted_20_Text">The wxWindows Library Licen<text:span text:style-name="T1">s</text:span>e</text:p>
      <text:p text:style-name="Preformatted_20_Text"/>
      <text:p text:style-name="Preformatted_20_Text">Copyright (c) 1998 Julian Smart, Robert Roebling [, ...]</text:p>
      <text:p text:style-name="Preformatted_20_Text"/>
      <text:p text:style-name="Preformatted_20_Text">Everyone is permitted to copy and distribute verbatim copies of this licen<text:span text:style-name="T1">s</text:span>e document, but changing it is not allowed.</text:p>
      <text:p text:style-name="Preformatted_20_Text"/>
      <text:p text:style-name="Preformatted_20_Text">WXWINDOWS LIBRARY LICEN<text:span text:style-name="T1">S</text:span>E</text:p>
      <text:p text:style-name="Preformatted_20_Text">TERMS AND CONDITIONS FOR COPYING, DISTRIBUTION AND MODIFICATION</text:p>
      <text:p text:style-name="Preformatted_20_Text"/>
      <text:p text:style-name="Preformatted_20_Text">This library is free software; you can redistribute it and/or modify it under the terms of the GNU Library General Public Licen<text:span text:style-name="T1">s</text:span>e as published by the Free Software Foundation; either version 2 of the Licen<text:span text:style-name="T1">s</text:span>e, or (at your option) any later version.</text:p>
      <text:p text:style-name="Preformatted_20_Text"/>
      <text:p text:style-name="Preformatted_20_Text">This library is distributed in the hope that it will be useful, but WITHOUT ANY <text:soft-page-break/>WARRANTY; without even the implied warranty of <text:span text:style-name="T1">MERCHANT ABILITY</text:span> or FITNESS FOR A PARTICULAR PURPOSE. See the GNU Library General Public Licen<text:span text:style-name="T1">s</text:span>e for more details.</text:p>
      <text:p text:style-name="Preformatted_20_Text"/>
      <text:p text:style-name="Preformatted_20_Text">You should have received a copy of the GNU Library General Public Licen<text:span text:style-name="T1">s</text:span>e along with this software, usually in a file named COPYING.LIB. If not, write to the Free Software Foundation, Inc., 59 Temple Place, Suite 330, Boston, MA 02111-1307 USA.</text:p>
      <text:p text:style-name="Preformatted_20_Text"/>
      <text:p text:style-name="Preformatted_20_Text">EXCEPTION NOTICE</text:p>
      <text:p text:style-name="Preformatted_20_Text"/>
      <text:p text:style-name="Preformatted_20_Text">1. As a special exception, the copyright holders of this library give permission for additional uses of the text contained in this release of the library as <text:span text:style-name="T1">licensed</text:span> under the wxWindows Library Licen<text:span text:style-name="T1">s</text:span>e, applying either version 3 of the Licen<text:span text:style-name="T1">s</text:span>e, or (at your option) any later version of the Licen<text:span text:style-name="T1">s</text:span>e as published by the copyright holders of version 3 of the Licen<text:span text:style-name="T1">s</text:span>e document.</text:p>
      <text:p text:style-name="Preformatted_20_Text"/>
      <text:p text:style-name="Preformatted_20_Text">2. The exception is that you may use, copy, link, modify and distribute under the user's own terms, binary object code versions of works based on the Library.</text:p>
      <text:p text:style-name="Preformatted_20_Text"/>
      <text:p text:style-name="Preformatted_20_Text">3. If you copy code from files distributed under the terms of the GNU General Public Licen<text:span text:style-name="T1">s</text:span>e or the GNU Library General Public Licen<text:span text:style-name="T1">s</text:span>e into a copy of this library, as this licen<text:span text:style-name="T1">s</text:span>e permits, the exception does not apply to the code that you add in this way. To avoid misleading anyone as to the status of such modified files, you must delete this exception notice from such code and/or adjust the licensing conditions notice accordingly.</text:p>
      <text:p text:style-name="Preformatted_20_Text"/>
      <text:p text:style-name="Preformatted_20_Text">4. If you write modifications of your own for this library, it is your choice whether to permit this exception to apply to your modifications. If you do not wish that, you must delete the exception notice from such code and/or adjust the licensing conditions notice accordingly.</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30T22:48:35.537021680</dc:date>
    <meta:editing-duration>PT2M8S</meta:editing-duration>
    <meta:editing-cycles>1</meta:editing-cycles>
    <meta:document-statistic meta:table-count="0" meta:image-count="0" meta:object-count="0" meta:page-count="3" meta:paragraph-count="52" meta:word-count="1227" meta:character-count="7626" meta:non-whitespace-character-count="6430"/>
    <meta:generator>LibreOffice/6.0.7.3$Linux_X86_64 LibreOffice_project/00m0$Build-3</meta:generator>
  </office:meta>
</office:document-meta>
</file>